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true" fo:line-height="100%"/>
    </style:style>
    <style:style style:name="P2" style:family="paragraph" style:parent-style-name="Standard">
      <style:paragraph-properties fo:margin-top="0in" fo:margin-bottom="0.111in" loext:contextual-spacing="true" fo:line-height="100%"/>
      <style:text-properties style:font-name-complex="Times New Roman"/>
    </style:style>
    <style:style style:name="P3" style:family="paragraph" style:parent-style-name="Standard">
      <style:paragraph-properties fo:margin-top="0in" fo:margin-bottom="0.111in" loext:contextual-spacing="true" fo:line-height="100%" fo:text-align="center" style:justify-single-word="false"/>
      <style:text-properties style:font-name-complex="Times New Roman"/>
    </style:style>
    <style:style style:name="P4" style:family="paragraph" style:parent-style-name="Standard">
      <style:paragraph-properties fo:margin-top="0in" fo:margin-bottom="0.111in" loext:contextual-spacing="true" fo:line-height="100%"/>
      <style:text-properties style:text-underline-style="solid" style:text-underline-width="auto" style:text-underline-color="font-color" style:font-name-complex="Times New Roman"/>
    </style:style>
    <style:style style:name="P5" style:family="paragraph" style:parent-style-name="Standard">
      <style:paragraph-properties fo:margin-top="0in" fo:margin-bottom="0.111in" loext:contextual-spacing="true" fo:line-height="100%"/>
      <style:text-properties fo:font-weight="normal" style:font-weight-asian="normal" style:font-name-complex="Times New Roman" style:font-weight-complex="normal"/>
    </style:style>
    <style:style style:name="P6" style:family="paragraph" style:parent-style-name="Standard" style:master-page-name="Standard">
      <style:paragraph-properties fo:margin-top="0in" fo:margin-bottom="0.111in" loext:contextual-spacing="true" fo:line-height="100%" fo:text-align="center" style:justify-single-word="false" style:page-number="auto"/>
    </style:style>
    <style:style style:name="T1" style:family="text">
      <style:text-properties fo:font-size="14pt" fo:font-weight="bold" style:font-size-asian="14pt" style:font-weight-asian="bold" style:font-name-complex="Times New Roman" style:font-size-complex="14pt"/>
    </style:style>
    <style:style style:name="T2" style:family="text">
      <style:text-properties fo:font-weight="bold" style:font-weight-asian="bold" style:font-name-complex="Times New Roman"/>
    </style:style>
    <style:style style:name="T3" style:family="text">
      <style:text-properties fo:font-weight="bold" style:font-weight-asian="bold" style:font-name-complex="Times New Roman" style:font-weight-complex="bold"/>
    </style:style>
    <style:style style:name="T4" style:family="text">
      <style:text-properties fo:font-weight="bold" style:font-weight-asian="bold" style:font-weight-complex="bold"/>
    </style:style>
    <style:style style:name="T5" style:family="text">
      <style:text-properties style:font-name-complex="Times New Roman"/>
    </style:style>
    <style:style style:name="T6" style:family="text">
      <style:text-properties style:font-name-complex="Times New Roman" fo:background-color="#00ff00"/>
    </style:style>
    <style:style style:name="T7" style:family="text">
      <style:text-properties style:text-underline-style="none"/>
    </style:style>
    <style:style style:name="T8" style:family="text">
      <style:text-properties style:text-underline-style="none" fo:font-weight="bold" style:font-weight-asian="bold" style:font-name-complex="Times New Roman"/>
    </style:style>
    <style:style style:name="T9" style:family="text">
      <style:text-properties style:text-underline-style="none" fo:font-weight="bold" style:font-weight-asian="bold" style:font-name-complex="Times New Roman" style:font-weight-complex="bold"/>
    </style:style>
    <style:style style:name="T10" style:family="text">
      <style:text-properties style:text-underline-style="none" fo:font-weight="normal" style:font-weight-asian="normal" style:font-name-complex="Times New Roman" style:font-weight-complex="normal"/>
    </style:style>
    <style:style style:name="T11" style:family="text">
      <style:text-properties style:text-underline-style="none" style:font-name-complex="Times New Roman"/>
    </style:style>
    <style:style style:name="T12" style:family="text">
      <style:text-properties style:text-underline-style="solid" style:text-underline-width="auto" style:text-underline-color="font-color" fo:font-weight="bold" style:font-weight-asian="bold" style:font-name-complex="Times New Roman"/>
    </style:style>
    <style:style style:name="T13" style:family="text">
      <style:text-properties style:text-underline-style="solid" style:text-underline-width="auto" style:text-underline-color="font-color" fo:font-weight="bold" style:font-weight-asian="bold" style:font-name-complex="Times New Roman"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style:font-name-complex="Times New Roman"/>
    </style:style>
    <style:style style:name="T16" style:family="text">
      <style:text-properties fo:font-weight="normal" style:font-weight-asian="normal" style:font-name-complex="Times New Roma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ICE Challenge Lab Report Requirements</text:span></text:p>
      <text:p text:style-name="P3"/>
      <text:p text:style-name="P1"><text:span text:style-name="T2">Objective:</text:span><text:span text:style-name="T5"> Complete the NICE Challenge lab presented. Utilizing the NICE lab directions, online resources, and collaboration with your colleagues, use this lab report to demonstrate your path toward understanding and completion of the lab.</text:span></text:p>
      <text:p text:style-name="P2"/>
      <text:p text:style-name="P1"><text:span text:style-name="T8"><text:tab/><text:tab/><text:tab/><text:tab/><text:tab/><text:tab/><text:tab/><text:tab/><text:tab/></text:span><text:span text:style-name="T12">What to Turn in</text:span></text:p>
      <text:p text:style-name="P1"><text:span text:style-name="T9">SUBMIT the NICE Challenge Lab</text:span></text:p>
      <text:p text:style-name="P1"><text:span text:style-name="T10">You</text:span><text:span text:style-name="T9"> </text:span><text:span text:style-name="T11">will need to </text:span><text:span text:style-name="T15">submit the NICE Challenge lab by clicking the SUBMIT button</text:span><text:span text:style-name="T11">, once you’ve completed the lab (all green checks), or are satisfied with your progress (not 100% complete – some red x remain). <text:s/>I will review your submission through the NICE web portal. <text:s/>I DO NOT need a screen shot of your Status Bars from your lab attempt. <text:s/>Please note: you may need to put some text in the “Documentation” tab before you can submit. <text:s/>If this is the case, just enter “Complete” in the box.</text:span></text:p>
      <text:p text:style-name="P2"/>
      <text:p text:style-name="P1"><text:span text:style-name="T13">Document Your Steps in a professional manner</text:span></text:p>
      <text:p text:style-name="P1"><text:span text:style-name="T5">NICE Labs gives you the “Documentation” tab to do this. <text:s/>I want you to do your documentation in the lab report you submit on Canvas. <text:s/>You should document the steps you took to complete the various steps of the lab. <text:s/>This means:</text:span></text:p>
      <text:p text:style-name="P1"><text:span text:style-name="T15">What software did you install?</text:span><text:span text:style-name="T5"> <text:s/>– write <text:s/>the command you used.</text:span></text:p>
      <text:p text:style-name="P1"><text:span text:style-name="T15">What configuration files did you modify? </text:span><text:span text:style-name="T5"><text:s/>- place comments in the config file for future reference, stating that these changes were made by you and for what purpose. <text:s/>This might also be a great screenshot to include.</text:span></text:p>
      <text:p text:style-name="P1"><text:span text:style-name="T15">Copy the URL for the website you used/referenced to make your decisions. <text:s/>Place that copied link right under the command or configuration step you performed.</text:span></text:p>
      <text:p text:style-name="P1"><text:span text:style-name="T11">The idea is that the “documentation” that you make in this section should be a clear map of what steps are needed to solve this problem. <text:s/>This is the type of documentation you will need to make, in some form, at a future employer.</text:span></text:p>
      <text:p text:style-name="P4"/>
      <text:p text:style-name="P1"><text:span text:style-name="T13">Screenshots</text:span></text:p>
      <text:p text:style-name="P1"><text:span text:style-name="T15">Take 3-6 screenshots</text:span><text:span text:style-name="T5"> that demonstrate completion of the lab’s various steps. Focus on areas within the lab where action is happening. <text:s/>Perhaps it is a screen-shot of the configuration file you just modified, or some step that you just did on the CLI, for example, and can show the results of that command. <text:s/></text:span><text:span text:style-name="T15">For each screenshot, include 1-2 sentences explaining what the screenshot is demonstrating.</text:span></text:p>
      <text:p text:style-name="P2"/>
      <text:p text:style-name="P1"><text:span text:style-name="T13">Tell Me Something You Learned</text:span></text:p>
      <text:p text:style-name="P1"><text:span text:style-name="T16">Choose 2-3 items of interest from the lab and tell me what you learned. <text:s/>For example, in the first NICE lab, you might choose to describe what you learned about <text:s/>Pluggable Authentication Modules (PAM). <text:s/>Another idea that comes to mind is Apache Security Modules. <text:s/>In your research, you may have briefly browsed a page in order to find an answer to get your green check-mark, but did you really understand what you’re doing? <text:s/>This is what this section is about. <text:s/>Take a short time to learn a little about 2 areas of interest, then, write 7-12 sentences (for each of the two topics – yes that means two separate paragraphs consisting of 7-12 sentences each). <text:s/>What is it? What does it do? <text:s/>How does it work? <text:s/>What vulnerability/attack surface does it mitigate? <text:s/>If you are paraphrasing from a book/website/etc., please be sure to cite your sources.</text:span></text:p>
      <text:p text:style-name="P2"/>
      <text:p text:style-name="P1"><text:span text:style-name="T5">DO NOT SUBMIT THIS PAGE – COPY THE NEXT PAGE AND USE IT AS YOUR TEMPLATE</text:span></text:p>
      <text:p text:style-name="P1"><text:soft-page-break/><text:span text:style-name="T5">CIS-215<text:tab/><text:tab/><text:tab/><text:tab/><text:tab/><text:tab/><text:tab/><text:tab/><text:tab/>NICE Challenge!</text:span></text:p>
      <text:p text:style-name="P2"/>
      <text:p text:style-name="P1"><text:span text:style-name="T5">Student Name: <text:tab/></text:span><text:span text:style-name="T6">Your name here</text:span></text:p>
      <text:p text:style-name="P1"><text:span text:style-name="T5">Lab Name:<text:tab/><text:tab/></text:span><text:span text:style-name="T6">Lab name here</text:span></text:p>
      <text:p text:style-name="P2"/>
      <text:p text:style-name="P2"/>
      <text:p text:style-name="P1"><text:span text:style-name="T3">Documentation of Steps: </text:span><text:span text:style-name="T16">including commands used, config files edited, URL…</text:span></text:p>
      <text:p text:style-name="P5"/>
      <text:p text:style-name="P5"/>
      <text:p text:style-name="P5"/>
      <text:p text:style-name="P5"/>
      <text:p text:style-name="P5"/>
      <text:p text:style-name="P5"/>
      <text:p text:style-name="P5"/>
      <text:p text:style-name="P1"><text:span text:style-name="T3">Screenshots (2-6) with Description:</text:span></text:p>
      <text:p text:style-name="P2"/>
      <text:p text:style-name="P2"/>
      <text:p text:style-name="P2"/>
      <text:p text:style-name="P2"/>
      <text:p text:style-name="P2"/>
      <text:p text:style-name="P2"/>
      <text:p text:style-name="P1"><text:span text:style-name="T3">What I Learned: </text:span><text:span text:style-name="T16">2 topics, 7-12 sentences per topic, cite your sources...</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9:35:00</meta:creation-date>
    <meta:initial-creator>Christy</meta:initial-creator>
    <dc:language>en-US</dc:language>
    <dc:date>2020-04-10T13:17:27</dc:date>
    <meta:editing-cycles>17</meta:editing-cycles>
    <meta:editing-duration>PT1H20M</meta:editing-duration>
    <meta:generator>LibreOffice/6.0.7.3$Linux_X86_64 LibreOffice_project/00m0$Build-3</meta:generator>
    <meta:document-statistic meta:table-count="0" meta:image-count="0" meta:object-count="0" meta:page-count="2" meta:paragraph-count="22" meta:word-count="571" meta:character-count="3373" meta:non-whitespace-character-count="27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